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1.88cm" fo:margin-left="1.826cm"/>
    </style:style>
    <style:style style:name="Column4" style:family="table-column">
      <style:table-column-properties style:column-width="11.88cm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fo:background-color="#bf9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7:</text:span><text:span text:style-name="T5_3">Block</text:span><text:span text:style-name="T5_4"><text:s/></text:span><text:span text:style-name="T5_5">Programming</text:span><text:span text:style-name="T5_6"><text:s/>(</text:span><text:span text:style-name="T5_7">Part</text:span><text:span text:style-name="T5_8"><text:s/></text:span><text:span text:style-name="T5_9">II</text:span><text:span text:style-name="T5_10">)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even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ich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following</text:span><text:span text:style-name="T15_8"><text:s/></text:span><text:span text:style-name="T15_9">is</text:span><text:span text:style-name="T15_10"><text:s/></text:span><text:span text:style-name="T15_11">true</text:span><text:span text:style-name="T15_12"><text:s/></text:span><text:span text:style-name="T15_13">of</text:span><text:span text:style-name="T15_14"><text:s/></text:span><text:span text:style-name="T15_15">function</text:span><text:span text:style-name="T15_16"><text:s/></text:span><text:span text:style-name="T15_17">blocks</text:span><text:span text:style-name="T15_18"><text:s/></text:span><text:span text:style-name="T15_19">in</text:span><text:span text:style-name="T15_20"><text:s/></text:span><text:span text:style-name="T15_21">SCRATCH</text:span><text:span text:style-name="T15_22">?</text:span></text:p>
            <text:p text:style-name="P16"/>
            <text:list text:style-name="LS1" xml:id="list0">
              <text:list-item>
                <text:p text:style-name="P17"><text:span text:style-name="T17_1">SCRATCH</text:span><text:span text:style-name="T17_2"><text:s/></text:span><text:span text:style-name="T17_3">does</text:span><text:span text:style-name="T17_4"><text:s/></text:span><text:span text:style-name="T17_5">not</text:span><text:span text:style-name="T17_6"><text:s/></text:span><text:span text:style-name="T17_7">allow</text:span><text:span text:style-name="T17_8"><text:s/></text:span><text:span text:style-name="T17_9">function</text:span><text:span text:style-name="T17_10"><text:s/></text:span><text:span text:style-name="T17_11">blocks</text:span><text:span text:style-name="T17_12"><text:s/></text:span><text:span text:style-name="T17_13">to</text:span><text:span text:style-name="T17_14"><text:s/></text:span><text:span text:style-name="T17_15">be</text:span><text:span text:style-name="T17_16"><text:s/></text:span><text:span text:style-name="T17_17">shared</text:span><text:span text:style-name="T17_18"><text:s/></text:span><text:span text:style-name="T17_19">among</text:span><text:span text:style-name="T17_20"><text:s/></text:span><text:span text:style-name="T17_21">Sprites</text:span></text:p>
              </text:list-item>
              <text:list-item>
                <text:p text:style-name="P18"><text:span text:style-name="T18_1">SCRATCH</text:span><text:span text:style-name="T18_2"><text:s/></text:span><text:span text:style-name="T18_3">allows</text:span><text:span text:style-name="T18_4"><text:s/></text:span><text:span text:style-name="T18_5">function</text:span><text:span text:style-name="T18_6"><text:s/></text:span><text:span text:style-name="T18_7">blocks</text:span><text:span text:style-name="T18_8"><text:s/></text:span><text:span text:style-name="T18_9">to</text:span><text:span text:style-name="T18_10"><text:s/></text:span><text:span text:style-name="T18_11">be</text:span><text:span text:style-name="T18_12"><text:s/></text:span><text:span text:style-name="T18_13">shared</text:span><text:span text:style-name="T18_14"><text:s/></text:span><text:span text:style-name="T18_15">among</text:span><text:span text:style-name="T18_16"><text:s/></text:span><text:span text:style-name="T18_17">Sprites</text:span></text:p>
              </text:list-item>
            </text:list>
            <text:p text:style-name="P19"/>
            <text:p text:style-name="P20"><text:span text:style-name="T20_1">Write</text:span><text:span text:style-name="T20_2"><text:s/>1<text:s/></text:span><text:span text:style-name="T20_3">in</text:span><text:span text:style-name="T20_4"><text:s/></text:span><text:span text:style-name="T20_5">the</text:span><text:span text:style-name="T20_6"><text:s/></text:span><text:span text:style-name="T20_7">answer</text:span><text:span text:style-name="T20_8"><text:s/></text:span><text:span text:style-name="T20_9">box</text:span><text:span text:style-name="T20_10"><text:s/></text:span><text:span text:style-name="T20_11">below</text:span><text:span text:style-name="T20_12"><text:s/></text:span><text:span text:style-name="T20_13">if</text:span><text:span text:style-name="T20_14"><text:s/></text:span><text:span text:style-name="T20_15">you</text:span><text:span text:style-name="T20_16"><text:s/></text:span><text:span text:style-name="T20_17">think</text:span><text:span text:style-name="T20_18"><text:s/></text:span><text:span text:style-name="T20_19">Option</text:span><text:span text:style-name="T20_20"><text:s/>1<text:s/></text:span><text:span text:style-name="T20_21">is</text:span><text:span text:style-name="T20_22"><text:s/></text:span><text:span text:style-name="T20_23">the</text:span><text:span text:style-name="T20_24"><text:s/></text:span><text:span text:style-name="T20_25">correct</text:span><text:span text:style-name="T20_26"><text:s/></text:span><text:span text:style-name="T20_27">answer</text:span></text:p>
            <text:p text:style-name="P21"><text:span text:style-name="T21_1">Write</text:span><text:span text:style-name="T21_2"><text:s/>2<text:s/></text:span><text:span text:style-name="T21_3">in</text:span><text:span text:style-name="T21_4"><text:s/></text:span><text:span text:style-name="T21_5">the</text:span><text:span text:style-name="T21_6"><text:s/></text:span><text:span text:style-name="T21_7">answer</text:span><text:span text:style-name="T21_8"><text:s/></text:span><text:span text:style-name="T21_9">box</text:span><text:span text:style-name="T21_10"><text:s/></text:span><text:span text:style-name="T21_11">below</text:span><text:span text:style-name="T21_12"><text:s/></text:span><text:span text:style-name="T21_13">if</text:span><text:span text:style-name="T21_14"><text:s/></text:span><text:span text:style-name="T21_15">you</text:span><text:span text:style-name="T21_16"><text:s/></text:span><text:span text:style-name="T21_17">think</text:span><text:span text:style-name="T21_18"><text:s/></text:span><text:span text:style-name="T21_19">Option</text:span><text:span text:style-name="T21_20"><text:s/>2<text:s/></text:span><text:span text:style-name="T21_21">is</text:span><text:span text:style-name="T21_22"><text:s/></text:span><text:span text:style-name="T21_23">the</text:span><text:span text:style-name="T21_24"><text:s/></text:span><text:span text:style-name="T21_25">correct</text:span><text:span text:style-name="T21_26"><text:s/></text:span><text:span text:style-name="T21_27">answer</text:span></text:p>
            <text:p text:style-name="P22"/>
            <text:p text:style-name="P23"><text:span text:style-name="T23_1">Write</text:span><text:span text:style-name="T23_2"><text:s/></text:span><text:span text:style-name="T23_3">your</text:span><text:span text:style-name="T23_4"><text:s/></text:span><text:span text:style-name="T23_5">answer</text:span><text:span text:style-name="T23_6"><text:s/></text:span><text:span text:style-name="T23_7">below</text:span></text:p>
          </table:table-cell>
        </table:table-row>
        <table:table-row table:style-name="Row4">
          <table:table-cell table:style-name="Cell4">
            <text:p text:style-name="P24"><text:span text:style-name="T24_1">Answer</text:span></text:p>
          </table:table-cell>
        </table:table-row>
        <table:table-row table:style-name="Row5">
          <table:table-cell table:style-name="Cell5">
            <text:p text:style-name="P25"/>
            <text:p text:style-name="P26"/>
            <text:p text:style-name="P27"/>
          </table:table-cell>
        </table:table-row>
      </table:table>
      <text:p text:style-name="P28"/>
      <text:p text:style-name="P29"/>
      <text:p text:style-name="P30"/>
      <table:table table:style-name="Table3">
        <table:table-column table:style-name="Column3"/>
        <table:table-row table:style-name="Row6">
          <table:table-cell table:style-name="Cell6">
            <text:p text:style-name="P31"><text:span text:style-name="T31_1">Question</text:span><text:span text:style-name="T31_2"><text:s/>2</text:span></text:p>
          </table:table-cell>
        </table:table-row>
        <table:table-row table:style-name="Row7">
          <table:table-cell table:style-name="Cell7">
            <text:p text:style-name="P32"><text:span text:style-name="T32_1">A</text:span><text:span text:style-name="T32_2"><text:s/></text:span><text:span text:style-name="T32_3">student</text:span><text:span text:style-name="T32_4"><text:s/></text:span><text:span text:style-name="T32_5">wants</text:span><text:span text:style-name="T32_6"><text:s/></text:span><text:span text:style-name="T32_7">to</text:span><text:span text:style-name="T32_8"><text:s/></text:span><text:span text:style-name="T32_9">create</text:span><text:span text:style-name="T32_10"><text:s/>2<text:s/></text:span><text:span text:style-name="T32_11">marker</text:span><text:span text:style-name="T32_12"><text:s/></text:span><text:span text:style-name="T32_13">variables</text:span><text:span text:style-name="T32_14"><text:s/></text:span><text:span text:style-name="T32_15">to</text:span><text:span text:style-name="T32_16"><text:s/></text:span><text:span text:style-name="T32_17">represent</text:span><text:span text:style-name="T32_18"><text:s/></text:span><text:span text:style-name="T32_19">YES</text:span><text:span text:style-name="T32_20"><text:s/></text:span><text:span text:style-name="T32_21">and</text:span><text:span text:style-name="T32_22"><text:s/></text:span><text:span text:style-name="T32_23">NO</text:span><text:span text:style-name="T32_24">.<text:s/></text:span></text:p>
            <text:p text:style-name="P33"/>
            <text:p text:style-name="P34"><text:span text:style-name="T34_1">The</text:span><text:span text:style-name="T34_2"><text:s/></text:span><text:span text:style-name="T34_3">student</text:span><text:span text:style-name="T34_4"><text:s/></text:span><text:span text:style-name="T34_5">creates</text:span><text:span text:style-name="T34_6"><text:s/></text:span><text:span text:style-name="T34_7">the</text:span><text:span text:style-name="T34_8"><text:s/></text:span><text:span text:style-name="T34_9">variables</text:span><text:span text:style-name="T34_10"><text:s/></text:span><text:span text:style-name="T34_11">for</text:span><text:span text:style-name="T34_12"><text:s/></text:span><text:span text:style-name="T34_13">all</text:span><text:span text:style-name="T34_14"><text:s/></text:span><text:span text:style-name="T34_15">sprites</text:span><text:span text:style-name="T34_16"><text:s/></text:span><text:span text:style-name="T34_17">and</text:span><text:span text:style-name="T34_18"><text:s/></text:span><text:span text:style-name="T34_19">sets</text:span><text:span text:style-name="T34_20"><text:s/></text:span><text:span text:style-name="T34_21">the</text:span><text:span text:style-name="T34_22"><text:s/></text:span><text:span text:style-name="T34_23">initial</text:span><text:span text:style-name="T34_24"><text:s/></text:span><text:span text:style-name="T34_25">values</text:span><text:span text:style-name="T34_26"><text:s/></text:span><text:span text:style-name="T34_27">in</text:span><text:span text:style-name="T34_28"><text:s/></text:span><text:span text:style-name="T34_29">a</text:span><text:span text:style-name="T34_30"><text:s/></text:span><text:span text:style-name="T34_31">When</text:span><text:span text:style-name="T34_32"><text:s/></text:span><text:span text:style-name="T34_33">Flag</text:span><text:span text:style-name="T34_34"><text:s/></text:span><text:span text:style-name="T34_35">Clicked</text:span><text:span text:style-name="T34_36"><text:s/></text:span><text:span text:style-name="T34_37">as</text:span><text:span text:style-name="T34_38"><text:s/></text:span><text:span text:style-name="T34_39">follows</text:span></text:p>
            <text:p text:style-name="P35"/>
            <text:p text:style-name="P36"/>
            <table:table table:style-name="Table4">
              <table:table-column table:style-name="Column4"/>
              <table:table-row table:style-name="Row8">
                <table:table-cell table:style-name="Cell8">
                  <text:p text:style-name="P37"><text:span text:style-name="T37_1">set</text:span><text:span text:style-name="T37_2"><text:s/></text:span><text:span text:style-name="T37_3">YES</text:span><text:span text:style-name="T37_4"><text:s/></text:span><text:span text:style-name="T37_5">to</text:span><text:span text:style-name="T37_6"><text:s/>0</text:span></text:p>
                </table:table-cell>
              </table:table-row>
              <table:table-row table:style-name="Row9">
                <table:table-cell table:style-name="Cell9">
                  <text:p text:style-name="P38"><text:span text:style-name="T38_1">set</text:span><text:span text:style-name="T38_2"><text:s/></text:span><text:span text:style-name="T38_3">NO</text:span><text:span text:style-name="T38_4"><text:s/></text:span><text:span text:style-name="T38_5">to</text:span><text:span text:style-name="T38_6"><text:s/>0</text:span></text:p>
                </table:table-cell>
              </table:table-row>
            </table:table>
            <text:p text:style-name="P39"/>
            <text:p text:style-name="P40"><text:span text:style-name="T40_1">Did</text:span><text:span text:style-name="T40_2"><text:s/></text:span><text:span text:style-name="T40_3">the</text:span><text:span text:style-name="T40_4"><text:s/></text:span><text:span text:style-name="T40_5">student</text:span><text:span text:style-name="T40_6"><text:s/></text:span><text:span text:style-name="T40_7">set</text:span><text:span text:style-name="T40_8"><text:s/></text:span><text:span text:style-name="T40_9">the</text:span><text:span text:style-name="T40_10"><text:s/></text:span><text:span text:style-name="T40_11">values</text:span><text:span text:style-name="T40_12"><text:s/></text:span><text:span text:style-name="T40_13">of</text:span><text:span text:style-name="T40_14"><text:s/></text:span><text:span text:style-name="T40_15">the</text:span><text:span text:style-name="T40_16"><text:s/></text:span><text:span text:style-name="T40_17">variables</text:span><text:span text:style-name="T40_18"><text:s/></text:span><text:span text:style-name="T40_19">correctly</text:span><text:span text:style-name="T40_20">?</text:span></text:p>
            <text:p text:style-name="P41"/>
            <text:p text:style-name="P42"><text:span text:style-name="T42_1">Type</text:span><text:span text:style-name="T42_2"><text:s/></text:span><text:span text:style-name="T42_3">in</text:span><text:span text:style-name="T42_4"><text:s/></text:span><text:span text:style-name="T42_5">Yes</text:span><text:span text:style-name="T42_6"><text:s/></text:span><text:span text:style-name="T42_7">if</text:span><text:span text:style-name="T42_8"><text:s/></text:span><text:span text:style-name="T42_9">you</text:span><text:span text:style-name="T42_10"><text:s/></text:span><text:span text:style-name="T42_11">think</text:span><text:span text:style-name="T42_12"><text:s/></text:span><text:span text:style-name="T42_13">the</text:span><text:span text:style-name="T42_14"><text:s/></text:span><text:span text:style-name="T42_15">student</text:span><text:span text:style-name="T42_16"><text:s/></text:span><text:span text:style-name="T42_17">set</text:span><text:span text:style-name="T42_18"><text:s/></text:span><text:span text:style-name="T42_19">the</text:span><text:span text:style-name="T42_20"><text:s/></text:span><text:span text:style-name="T42_21">values</text:span><text:span text:style-name="T42_22"><text:s/></text:span><text:span text:style-name="T42_23">of</text:span><text:span text:style-name="T42_24"><text:s/></text:span><text:span text:style-name="T42_25">the</text:span><text:span text:style-name="T42_26"><text:s/></text:span><text:span text:style-name="T42_27">variables</text:span><text:span text:style-name="T42_28"><text:s/></text:span><text:span text:style-name="T42_29">correctly</text:span><text:span text:style-name="T42_30">.</text:span></text:p>
            <text:p text:style-name="P43"><text:span text:style-name="T43_1">Type</text:span><text:span text:style-name="T43_2"><text:s/></text:span><text:span text:style-name="T43_3">in</text:span><text:span text:style-name="T43_4"><text:s/></text:span><text:span text:style-name="T43_5">No</text:span><text:span text:style-name="T43_6"><text:s/></text:span><text:span text:style-name="T43_7">if</text:span><text:span text:style-name="T43_8"><text:s/></text:span><text:span text:style-name="T43_9">you</text:span><text:span text:style-name="T43_10"><text:s/></text:span><text:span text:style-name="T43_11">think</text:span><text:span text:style-name="T43_12"><text:s/></text:span><text:span text:style-name="T43_13">the</text:span><text:span text:style-name="T43_14"><text:s/></text:span><text:span text:style-name="T43_15">student</text:span><text:span text:style-name="T43_16"><text:s/></text:span><text:span text:style-name="T43_17">did</text:span><text:span text:style-name="T43_18"><text:s/></text:span><text:span text:style-name="T43_19">not</text:span><text:span text:style-name="T43_20"><text:s/></text:span><text:span text:style-name="T43_21">set</text:span><text:span text:style-name="T43_22"><text:s/></text:span><text:span text:style-name="T43_23">the</text:span><text:span text:style-name="T43_24"><text:s/></text:span><text:span text:style-name="T43_25">values</text:span><text:span text:style-name="T43_26"><text:s/></text:span><text:span text:style-name="T43_27">of</text:span><text:span text:style-name="T43_28"><text:s/></text:span><text:span text:style-name="T43_29">the</text:span><text:span text:style-name="T43_30"><text:s/></text:span><text:span text:style-name="T43_31">variables</text:span><text:span text:style-name="T43_32"><text:s/></text:span><text:span text:style-name="T43_33">correctly</text:span><text:span text:style-name="T43_34">.</text:span></text:p>
            <text:p text:style-name="P44"/>
          </table:table-cell>
        </table:table-row>
        <table:table-row table:style-name="Row10">
          <table:table-cell table:style-name="Cell10">
            <text:p text:style-name="P45"><text:span text:style-name="T45_1">Answer</text:span></text:p>
          </table:table-cell>
        </table:table-row>
        <table:table-row table:style-name="Row11">
          <table:table-cell table:style-name="Cell11">
            <text:p text:style-name="P46"/>
            <text:p text:style-name="P47"/>
            <text:p text:style-name="P48"/>
            <text:p text:style-name="P49"/>
            <text:p text:style-name="P50"/>
          </table:table-cell>
        </table:table-row>
      </table:table>
      <text:p text:style-name="P51"/>
      <text:p text:style-name="P52"/>
      <text:p text:style-name="P53"/>
      <text:p text:style-name="P54"/>
      <table:table table:style-name="Table5">
        <table:table-column table:style-name="Column5"/>
        <table:table-row table:style-name="Row12">
          <table:table-cell table:style-name="Cell12">
            <text:p text:style-name="P55"><text:span text:style-name="T55_1">Question</text:span><text:span text:style-name="T55_2"><text:s/>3</text:span></text:p>
          </table:table-cell>
        </table:table-row>
        <table:table-row table:style-name="Row13">
          <table:table-cell table:style-name="Cell13">
            <text:p text:style-name="P56"><text:span text:style-name="T56_1">Which</text:span><text:span text:style-name="T56_2"><text:s/></text:span><text:span text:style-name="T56_3">is</text:span><text:span text:style-name="T56_4"><text:s/></text:span><text:span text:style-name="T56_5">true</text:span><text:span text:style-name="T56_6"><text:s/></text:span><text:span text:style-name="T56_7">of</text:span><text:span text:style-name="T56_8"><text:s/></text:span><text:span text:style-name="T56_9">variables</text:span><text:span text:style-name="T56_10"><text:s/></text:span><text:span text:style-name="T56_11">that</text:span><text:span text:style-name="T56_12"><text:s/></text:span><text:span text:style-name="T56_13">are</text:span><text:span text:style-name="T56_14"><text:s/></text:span><text:span text:style-name="T56_15">For</text:span><text:span text:style-name="T56_16"><text:s/></text:span><text:span text:style-name="T56_17">All</text:span><text:span text:style-name="T56_18"><text:s/></text:span><text:span text:style-name="T56_19">Sprites</text:span><text:span text:style-name="T56_20">?</text:span></text:p>
            <text:p text:style-name="P57"/>
            <text:list text:style-name="LS2" xml:id="list2">
              <text:list-item>
                <text:p text:style-name="P58"><text:span text:style-name="T58_1">All</text:span><text:span text:style-name="T58_2"><text:s/></text:span><text:span text:style-name="T58_3">Sprites</text:span><text:span text:style-name="T58_4"><text:s/></text:span><text:span text:style-name="T58_5">except</text:span><text:span text:style-name="T58_6"><text:s/></text:span><text:span text:style-name="T58_7">the</text:span><text:span text:style-name="T58_8"><text:s/></text:span><text:span text:style-name="T58_9">Stage</text:span><text:span text:style-name="T58_10"><text:s/></text:span><text:span text:style-name="T58_11">can</text:span><text:span text:style-name="T58_12"><text:s/></text:span><text:span text:style-name="T58_13">use</text:span><text:span text:style-name="T58_14"><text:s/></text:span><text:span text:style-name="T58_15">them</text:span></text:p>
              </text:list-item>
              <text:list-item>
                <text:p text:style-name="P59"><text:span text:style-name="T59_1">All</text:span><text:span text:style-name="T59_2"><text:s/></text:span><text:span text:style-name="T59_3">Sprites</text:span><text:span text:style-name="T59_4"><text:s/></text:span><text:span text:style-name="T59_5">including</text:span><text:span text:style-name="T59_6"><text:s/></text:span><text:span text:style-name="T59_7">the</text:span><text:span text:style-name="T59_8"><text:s/></text:span><text:span text:style-name="T59_9">Stage</text:span><text:span text:style-name="T59_10"><text:s/></text:span><text:span text:style-name="T59_11">can</text:span><text:span text:style-name="T59_12"><text:s/></text:span><text:span text:style-name="T59_13">use</text:span><text:span text:style-name="T59_14"><text:s/></text:span><text:span text:style-name="T59_15">them</text:span></text:p>
              </text:list-item>
            </text:list>
            <text:p text:style-name="P60"/>
            <text:p text:style-name="P61"><text:span text:style-name="T61_1">Write</text:span><text:span text:style-name="T61_2"><text:s/>1<text:s/></text:span><text:span text:style-name="T61_3">in</text:span><text:span text:style-name="T61_4"><text:s/></text:span><text:span text:style-name="T61_5">the</text:span><text:span text:style-name="T61_6"><text:s/></text:span><text:span text:style-name="T61_7">answer</text:span><text:span text:style-name="T61_8"><text:s/></text:span><text:span text:style-name="T61_9">box</text:span><text:span text:style-name="T61_10"><text:s/></text:span><text:span text:style-name="T61_11">below</text:span><text:span text:style-name="T61_12"><text:s/></text:span><text:span text:style-name="T61_13">if</text:span><text:span text:style-name="T61_14"><text:s/></text:span><text:span text:style-name="T61_15">you</text:span><text:span text:style-name="T61_16"><text:s/></text:span><text:span text:style-name="T61_17">think</text:span><text:span text:style-name="T61_18"><text:s/></text:span><text:span text:style-name="T61_19">Option</text:span><text:span text:style-name="T61_20"><text:s/>1<text:s/></text:span><text:span text:style-name="T61_21">is</text:span><text:span text:style-name="T61_22"><text:s/></text:span><text:span text:style-name="T61_23">the</text:span><text:span text:style-name="T61_24"><text:s/></text:span><text:span text:style-name="T61_25">correct</text:span><text:span text:style-name="T61_26"><text:s/></text:span><text:span text:style-name="T61_27">answer</text:span></text:p>
            <text:p text:style-name="P62"><text:span text:style-name="T62_1">Write</text:span><text:span text:style-name="T62_2"><text:s/>2<text:s/></text:span><text:span text:style-name="T62_3">in</text:span><text:span text:style-name="T62_4"><text:s/></text:span><text:span text:style-name="T62_5">the</text:span><text:span text:style-name="T62_6"><text:s/></text:span><text:span text:style-name="T62_7">answer</text:span><text:span text:style-name="T62_8"><text:s/></text:span><text:span text:style-name="T62_9">box</text:span><text:span text:style-name="T62_10"><text:s/></text:span><text:span text:style-name="T62_11">below</text:span><text:span text:style-name="T62_12"><text:s/></text:span><text:span text:style-name="T62_13">if</text:span><text:span text:style-name="T62_14"><text:s/></text:span><text:span text:style-name="T62_15">you</text:span><text:span text:style-name="T62_16"><text:s/></text:span><text:span text:style-name="T62_17">think</text:span><text:span text:style-name="T62_18"><text:s/></text:span><text:span text:style-name="T62_19">Option</text:span><text:span text:style-name="T62_20"><text:s/>2<text:s/></text:span><text:span text:style-name="T62_21">is</text:span><text:span text:style-name="T62_22"><text:s/></text:span><text:span text:style-name="T62_23">the</text:span><text:span text:style-name="T62_24"><text:s/></text:span><text:span text:style-name="T62_25">correct</text:span><text:span text:style-name="T62_26"><text:s/></text:span><text:span text:style-name="T62_27">answer</text:span></text:p>
            <text:p text:style-name="P63"/>
            <text:p text:style-name="P64"><text:span text:style-name="T64_1">Write</text:span><text:span text:style-name="T64_2"><text:s/></text:span><text:span text:style-name="T64_3">your</text:span><text:span text:style-name="T64_4"><text:s/></text:span><text:span text:style-name="T64_5">answer</text:span><text:span text:style-name="T64_6"><text:s/></text:span><text:span text:style-name="T64_7">below</text:span></text:p>
          </table:table-cell>
        </table:table-row>
        <table:table-row table:style-name="Row14">
          <table:table-cell table:style-name="Cell14">
            <text:p text:style-name="P65"><text:span text:style-name="T65_1">Answer</text:span></text:p>
          </table:table-cell>
        </table:table-row>
        <table:table-row table:style-name="Row15">
          <table:table-cell table:style-name="Cell15">
            <text:p text:style-name="P66"/>
            <text:p text:style-name="P67"/>
            <text:p text:style-name="P68"/>
            <text:p text:style-name="P69"/>
            <text:p text:style-name="P70"/>
          </table:table-cell>
        </table:table-row>
      </table:table>
      <text:p text:style-name="P71"/>
      <text:p text:style-name="P72"/>
      <table:table table:style-name="Table6">
        <table:table-column table:style-name="Column6"/>
        <table:table-row table:style-name="Row16">
          <table:table-cell table:style-name="Cell16">
            <text:p text:style-name="P73"><text:span text:style-name="T73_1">Question</text:span><text:span text:style-name="T73_2"><text:s/>4</text:span></text:p>
          </table:table-cell>
        </table:table-row>
        <table:table-row table:style-name="Row17">
          <table:table-cell table:style-name="Cell17">
            <text:p text:style-name="P74"><text:span text:style-name="T74_1">Which</text:span><text:span text:style-name="T74_2"><text:s/></text:span><text:span text:style-name="T74_3">is</text:span><text:span text:style-name="T74_4"><text:s/></text:span><text:span text:style-name="T74_5">true</text:span><text:span text:style-name="T74_6"><text:s/></text:span><text:span text:style-name="T74_7">of</text:span><text:span text:style-name="T74_8"><text:s/></text:span><text:span text:style-name="T74_9">broadcast</text:span><text:span text:style-name="T74_10"><text:s/></text:span><text:span text:style-name="T74_11">messages</text:span><text:span text:style-name="T74_12">?</text:span></text:p>
            <text:p text:style-name="P75"/>
            <text:list text:style-name="LS3" xml:id="list4">
              <text:list-item>
                <text:p text:style-name="P76"><text:span text:style-name="T76_1">All</text:span><text:span text:style-name="T76_2"><text:s/></text:span><text:span text:style-name="T76_3">Sprites</text:span><text:span text:style-name="T76_4"><text:s/></text:span><text:span text:style-name="T76_5">except</text:span><text:span text:style-name="T76_6"><text:s/></text:span><text:span text:style-name="T76_7">the</text:span><text:span text:style-name="T76_8"><text:s/></text:span><text:span text:style-name="T76_9">Stage</text:span><text:span text:style-name="T76_10"><text:s/></text:span><text:span text:style-name="T76_11">can</text:span><text:span text:style-name="T76_12"><text:s/></text:span><text:span text:style-name="T76_13">include</text:span><text:span text:style-name="T76_14"><text:s/></text:span><text:span text:style-name="T76_15">a</text:span><text:span text:style-name="T76_16"><text:s/></text:span><text:span text:style-name="T76_17">When</text:span><text:span text:style-name="T76_18"><text:s/></text:span><text:span text:style-name="T76_19">I</text:span><text:span text:style-name="T76_20"><text:s/></text:span><text:span text:style-name="T76_21">receive</text:span><text:span text:style-name="T76_22"><text:s/></text:span><text:span text:style-name="T76_23">block</text:span><text:span text:style-name="T76_24"><text:s/></text:span></text:p>
              </text:list-item>
              <text:list-item>
                <text:p text:style-name="P77"><text:span text:style-name="T77_1">All</text:span><text:span text:style-name="T77_2"><text:s/></text:span><text:span text:style-name="T77_3">Sprites</text:span><text:span text:style-name="T77_4"><text:s/></text:span><text:span text:style-name="T77_5">including</text:span><text:span text:style-name="T77_6"><text:s/></text:span><text:span text:style-name="T77_7">the</text:span><text:span text:style-name="T77_8"><text:s/></text:span><text:span text:style-name="T77_9">Stage</text:span><text:span text:style-name="T77_10"><text:s/></text:span><text:span text:style-name="T77_11">can</text:span><text:span text:style-name="T77_12"><text:s/></text:span><text:span text:style-name="T77_13">include</text:span><text:span text:style-name="T77_14"><text:s/></text:span><text:span text:style-name="T77_15">a</text:span><text:span text:style-name="T77_16"><text:s/></text:span><text:span text:style-name="T77_17">When</text:span><text:span text:style-name="T77_18"><text:s/></text:span><text:span text:style-name="T77_19">I</text:span><text:span text:style-name="T77_20"><text:s/></text:span><text:span text:style-name="T77_21">receive</text:span><text:span text:style-name="T77_22"><text:s/></text:span><text:span text:style-name="T77_23">block</text:span><text:span text:style-name="T77_24"><text:s/></text:span></text:p>
              </text:list-item>
            </text:list>
            <text:p text:style-name="P78"/>
            <text:p text:style-name="P79"><text:span text:style-name="T79_1">Write</text:span><text:span text:style-name="T79_2"><text:s/>1<text:s/></text:span><text:span text:style-name="T79_3">in</text:span><text:span text:style-name="T79_4"><text:s/></text:span><text:span text:style-name="T79_5">the</text:span><text:span text:style-name="T79_6"><text:s/></text:span><text:span text:style-name="T79_7">answer</text:span><text:span text:style-name="T79_8"><text:s/></text:span><text:span text:style-name="T79_9">box</text:span><text:span text:style-name="T79_10"><text:s/></text:span><text:span text:style-name="T79_11">below</text:span><text:span text:style-name="T79_12"><text:s/></text:span><text:span text:style-name="T79_13">if</text:span><text:span text:style-name="T79_14"><text:s/></text:span><text:span text:style-name="T79_15">you</text:span><text:span text:style-name="T79_16"><text:s/></text:span><text:span text:style-name="T79_17">think</text:span><text:span text:style-name="T79_18"><text:s/></text:span><text:span text:style-name="T79_19">Option</text:span><text:span text:style-name="T79_20"><text:s/>1<text:s/></text:span><text:span text:style-name="T79_21">is</text:span><text:span text:style-name="T79_22"><text:s/></text:span><text:span text:style-name="T79_23">the</text:span><text:span text:style-name="T79_24"><text:s/></text:span><text:span text:style-name="T79_25">correct</text:span><text:span text:style-name="T79_26"><text:s/></text:span><text:span text:style-name="T79_27">answer</text:span></text:p>
            <text:p text:style-name="P80"><text:span text:style-name="T80_1">Write</text:span><text:span text:style-name="T80_2"><text:s/>2<text:s/></text:span><text:span text:style-name="T80_3">in</text:span><text:span text:style-name="T80_4"><text:s/></text:span><text:span text:style-name="T80_5">the</text:span><text:span text:style-name="T80_6"><text:s/></text:span><text:span text:style-name="T80_7">answer</text:span><text:span text:style-name="T80_8"><text:s/></text:span><text:span text:style-name="T80_9">box</text:span><text:span text:style-name="T80_10"><text:s/></text:span><text:span text:style-name="T80_11">below</text:span><text:span text:style-name="T80_12"><text:s/></text:span><text:span text:style-name="T80_13">if</text:span><text:span text:style-name="T80_14"><text:s/></text:span><text:span text:style-name="T80_15">you</text:span><text:span text:style-name="T80_16"><text:s/></text:span><text:span text:style-name="T80_17">think</text:span><text:span text:style-name="T80_18"><text:s/></text:span><text:span text:style-name="T80_19">Option</text:span><text:span text:style-name="T80_20"><text:s/>2<text:s/></text:span><text:span text:style-name="T80_21">is</text:span><text:span text:style-name="T80_22"><text:s/></text:span><text:span text:style-name="T80_23">the</text:span><text:span text:style-name="T80_24"><text:s/></text:span><text:span text:style-name="T80_25">correct</text:span><text:span text:style-name="T80_26"><text:s/></text:span><text:span text:style-name="T80_27">answer</text:span></text:p>
            <text:p text:style-name="P81"/>
            <text:p text:style-name="P82"><text:span text:style-name="T82_1">Write</text:span><text:span text:style-name="T82_2"><text:s/></text:span><text:span text:style-name="T82_3">your</text:span><text:span text:style-name="T82_4"><text:s/></text:span><text:span text:style-name="T82_5">answer</text:span><text:span text:style-name="T82_6"><text:s/></text:span><text:span text:style-name="T82_7">below</text:span></text:p>
          </table:table-cell>
        </table:table-row>
        <table:table-row table:style-name="Row18">
          <table:table-cell table:style-name="Cell18">
            <text:p text:style-name="P83"><text:span text:style-name="T83_1">Answer</text:span></text:p>
          </table:table-cell>
        </table:table-row>
        <table:table-row table:style-name="Row19">
          <table:table-cell table:style-name="Cell19">
            <text:p text:style-name="P84"/>
            <text:p text:style-name="P85"/>
            <text:p text:style-name="P86"/>
          </table:table-cell>
        </table:table-row>
      </table:table>
      <text:p text:style-name="P87"/>
      <text:p text:style-name="P88"/>
      <text:p text:style-name="P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